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 officeooo:paragraph-rsid="000ed185"/>
    </style:style>
    <style:style style:name="P4" style:family="paragraph" style:parent-style-name="Preformatted_20_Text">
      <style:text-properties fo:language="hsb" fo:country="DE" officeooo:paragraph-rsid="000f11d4"/>
    </style:style>
    <style:style style:name="T1" style:family="text">
      <style:text-properties fo:language="hsb" fo:country="DE"/>
    </style:style>
    <style:style style:name="T2" style:family="text">
      <style:text-properties officeooo:rsid="000ed185"/>
    </style:style>
    <style:style style:name="T3" style:family="text">
      <style:text-properties officeooo:rsid="000f11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94.tif.large.jpg </text:p>
      <text:p text:style-name="P1">%----------------------------------------------------------- </text:p>
      <text:p text:style-name="P1"/>
      <text:p text:style-name="P3">%----------------------------------- </text:p>
      <text:p text:style-name="P3"/>
      <text:p text:style-name="P3">kapitl((List swj. japoštoła Pawoła na Philippizkich.<text:span text:style-name="T2">))</text:span></text:p>
      <text:p text:style-name="P3"/>
      <text:p text:style-name="P3">staw((Prěni staw.<text:span text:style-name="T2">))</text:span></text:p>
      <text:p text:style-name="P3"/>
      <text:p text:style-name="P3">detail((Dźakowanje zwjazaneho Pawoła. Modlitwa a napominanje k wobztajnemu bědźenju wěry.<text:span text:style-name="T2">))</text:span></text:p>
      <text:p text:style-name="P3"><text:s/></text:p>
      <text:p text:style-name="P3">%----------------------------------- </text:p>
      <text:p text:style-name="P3"><text:span text:style-name="T1"/></text:p>
      <text:p text:style-name="P3">1. Pawoł a Timothej, wotročkaj Jezom Chrysta, wšitkim tym swjatym w Chrystusu Jezusu, kotřiž su w měsće Philippi, tež tym bizkopam a słužomnikam; ref((<text:span text:style-name="T2">1</text:span> <text:span text:style-name="T2">K</text:span>or. 1, 2.<text:span text:style-name="T2">))</text:span></text:p>
      <text:p text:style-name="P1"/>
      <text:p text:style-name="P3">2. Hnada budź z wami a měr wot Boha, našeho Wótca, a teho Knjeza Jezom Chrysta. ref((Rom. 1, 7.<text:span text:style-name="T2">))</text:span></text:p>
      <text:p text:style-name="P3"/>
      <text:p text:style-name="P3">detail((Epistola na 22. njedźelu po swj. Trojicy.<text:span text:style-name="T2">))</text:span></text:p>
      <text:p text:style-name="P1"/>
      <text:p text:style-name="P3">3. [Ja so dźakuju swojemu Bohu, tak husto jako na was spominam, ref((Rom. 1, 8.<text:span text:style-name="T2">))</text:span></text:p>
      <text:p text:style-name="P3"><text:s/></text:p>
      <text:p text:style-name="P1">4. (Kotrež ja přeco činju w kóždej mojej próstwje za was wšitkich, a činju tu próstwu z wjeselom,) </text:p>
      <text:p text:style-name="P1"/>
      <text:p text:style-name="P1">5. Sa waše towarstwo na tym evangeliju, wot prěnjeho dnja hač sem; </text:p>
      <text:p text:style-name="P1"/>
      <text:p text:style-name="P1">6. A sym teje dobreje nadźije, zo tón samy, kiž we was tón dobry skutk je započał, jón budźe dokonjeć hač do teho dnja Jezom Chrysta; </text:p>
      <text:p text:style-name="P1"/>
      <text:p text:style-name="P3">7. Jako tež mi po prawym słuša, zo ja tak wot was wšitkich dźeržu, teho dla, zo ja was w swojej wutrobje mam tu w tym swojim jastwje, hdźež ja to ewangelion zamolwjam a wobtwjerdźuju, dokelž wy wšitcy zo mnu runu hnadu sće dóstali. ref((Eph. 3, 1. St. 4, 1.<text:span text:style-name="T2">))</text:span></text:p>
      <text:p text:style-name="P1"/>
      <text:p text:style-name="P3">8. Přetož Bóh je mój swědk, zo so mi po was wšitkich wutrobnje chce we Jezusu Chrystusu; ref((Rom. 1, 9.<text:span text:style-name="T2">))</text:span></text:p>
      <text:p text:style-name="P3"/>
      <text:p text:style-name="P3">9. A za to prošu ja, zo by waša lubosć dale a bóle pšibywała we wšitkim póznaću a zhonjenju,</text:p>
      <text:p text:style-name="P3"><text:s/></text:p>
      <text:p text:style-name="P1">10. Tak zo byšće wy rozeznali, što by to lěpše było; zo byšće čisći byli bjez poroka a naztorka hač na tón dźeń Chrystusowy, </text:p>
      <text:p text:style-name="P1"/>
      <text:p text:style-name="P3">11. Napjelnjeni z płodami teje prawdosće, kotrež so přez Jezom Chrysta stanu k česći a chwalbje Božej. ref((Eph. 5, 9. Kol. 1, 10.<text:span text:style-name="T2">))</text:span></text:p>
      <text:p text:style-name="P1"/>
      <text:p text:style-name="P3">12. Ja dam pak wam k wědźenju, lubi bratřa, zo to same, štož so mi je stało, je na wjetše pšibjeranje teho ewangelija wušło; ref((Eph. 6, 21. 22. Kol. 4, 7.<text:span text:style-name="T2">))</text:span></text:p>
      <text:p text:style-name="P1"/>
      <text:p text:style-name="P1">13. Tak zo moje zwjazki Chrystusa dla su zjawne sčinjene w cyłej sudnej chěži a pola druhich wšitkich, </text:p>
      <text:p text:style-name="P1"/>
      <text:p text:style-name="P4">14. A zo wjele bratrow w tym Knjezu su z mojich zwjazkow dobru nadźiju dóstali, zo su so wjele bóle směli wažić, bjez bojosće to słowo rěčeć. ref((Eph. 3, 13.<text:span text:style-name="T3">))</text:span></text:p>
      <text:p text:style-name="P4"><text:s/></text:p>
      <text:p text:style-name="P1"><text:soft-page-break/>15. Někotři wšak prěduja Chrystusa zawisće a zwady dla, někotři pak z dobreje mysle. </text:p>
      <text:p text:style-name="P1"/>
      <text:p text:style-name="P1">16. Tamni připowědaju Chrystusa zwady dla a nic z čizteje wutroby; dokelž měnja, zo chcedźa wjazy horja mojim zwjazkam pšidawać; </text:p>
      <text:p text:style-name="P1"/>
      <text:p text:style-name="P4">17. Ći pak z lubosću, dokelž wjedźa, zo ja na zamolwjenju teho ewangelija tudy ležu. ref((Scht. 7.<text:span text:style-name="T3">))</text:span></text:p>
      <text:p text:style-name="P4"><text:s/></text:p>
      <text:p text:style-name="P4">18. Što pak je na tym? Hdyž jeno Chrystus pšipowjedany budźe na wšelke wašnje, njech so stanje njenadźujzy abo po prawdźe, dha ja so wšak w tym zwjeselu, haj chcu so hišće dale zwjeselić; ref((St. 2, 18<text:span text:style-name="T3">))</text:span> </text:p>
      <text:p text:style-name="P4"/>
      <text:p text:style-name="P4">19. Přetož ja wěm, zo mi to same k zbóžnozći wuńć budźe </text:p>
      <text:p text:style-name="P4">%----------------------------------- </text:p>
      <text:p text:style-name="P1">% https://digital.slub-dresden.de/data/kitodo/BibltojeZ_478590679/BibltojeZ_478590679_tif/jpegs/00001595.tif.large.jpg </text:p>
      <text:p text:style-name="P1">%----------------------------------------------------------- </text:p>
      <text:p text:style-name="P4">přez wašu modlitwu a přez pomoz teho Ducha Jezom Chrysta. ref((2 Kor. 1, 11.<text:span text:style-name="T3">))</text:span></text:p>
      <text:p text:style-name="P4"/>
      <text:p text:style-name="P4"><text:span text:style-name="T3">detail((</text:span>Tekst na 24. njedźelu po swj. Trojicy. IV.<text:span text:style-name="T3">))</text:span></text:p>
      <text:p text:style-name="P1"/>
      <text:p text:style-name="P1">20. [Jako tež cyle dočakuju a mam nadźiju, zo w ničim k hanibje njebudu, ale zo ze wšitkej chrobłosću, runje jako hewak přeco, tak tež nětk Chrystus budźe wysocy chwaleny na mojim ćěle, njech so stanje přez žiwjenje abo přez smjerć. </text:p>
      <text:p text:style-name="P1"/>
      <text:p text:style-name="P1">21. Přetož Chrystus je moje žiwjenje, a wumrjeće je moje dobyće.) </text:p>
      <text:p text:style-name="P1"/>
      <text:p text:style-name="P1">22. Hač pak při ćělnym žiwjenju wjazy wužitka z mojeho dźěła přińć mohło? Dha wšak njewěm, kotremuž bych zwolił. </text:p>
      <text:p text:style-name="P1"/>
      <text:p text:style-name="P4">23. Přetož woboje dla so tyšu: ja sebi žadam preč ćahnyć a při Chrystusu być, kotrež by tež wjele lěpje było; ref((1 Kral. 19, 40. 2 Kor. 5, 8.<text:span text:style-name="T3">))</text:span></text:p>
      <text:p text:style-name="P1"/>
      <text:p text:style-name="P1">24. Ale wšak dlěje w ćěle wostać, je nuzniše waše dla. </text:p>
      <text:p text:style-name="P1"/>
      <text:p text:style-name="P4">25. A to ja w dobrej nadźiji wěm, zo wostać a pola was wšitkich pšewoztać budu, wam k lěpšemu a k wjeselu teje wěry; ref((Scht. 6. St. 2, 24.<text:span text:style-name="T3">))</text:span></text:p>
      <text:p text:style-name="P1"/>
      <text:p text:style-name="P1">26. So byšće wy so wulcy khwalili w Chrystusu Jezusu zo mnu, hdyž zaso k wam přińć budu. </text:p>
      <text:p text:style-name="P1"/>
      <text:p text:style-name="P1">27. Sadźeržće so jeno, jako přisteji temu evangeliju Khryztusowemu, zo, njech ja přińdu a was wohladam, abo njech sym prečkach, ja bych wot was słyšał, zo stejiće we jednym duchu a we jenej mysli a pornjo nas so bědźiće za tu wěru teho ewangelija, </text:p>
      <text:p text:style-name="P1"/>
      <text:p text:style-name="P4">28. A zo wy so na žane wašnje njedaće naztróžeć wot tych pšećiwnikow, kotrež je wopokazanje, zo woni zatamani, wy pak zbóžni budźeće, a to wot Boha. ref((St. 3, 19. Rom. 8, 17.<text:span text:style-name="T3">))</text:span></text:p>
      <text:p text:style-name="P1"/>
      <text:p text:style-name="P4">29. Přetož wam je date Chrystusa dla, zo nic jeno do njeho wěriće, ale tež jeho dla ćeŕpiće, ref((Rom. 5, 3.<text:span text:style-name="T3">))</text:span></text:p>
      <text:p text:style-name="P1"/>
      <text:p text:style-name="P4">30. A maće runje to same bědźenje, kajkež wy sće na mni widźili a nětk wote mnje słyšiće. ref((Jap. zk. 16, 22.<text:span text:style-name="T3">))</text:span> </text:p>
      <text:p text:style-name="P1"/>
      <text:p text:style-name="P4">%----------------------------------- </text:p>
      <text:p text:style-name="P4"><text:span text:style-name="T1"/></text:p>
      <text:p text:style-name="P4"><text:span text:style-name="T3">staw((</text:span>2. staw.<text:span text:style-name="T3">))</text:span></text:p>
      <text:p text:style-name="P4"/>
      <text:p text:style-name="P4"><text:span text:style-name="T3">detail((</text:span>Poniženje a powyšenje Chrystusowe dyrbi nas k jednoće, k ponižnozći . nawabić.<text:span text:style-name="T3">))</text:span></text:p>
      <text:p text:style-name="P4"><text:soft-page-break/></text:p>
      <text:p text:style-name="P4">%----------------------------------- </text:p>
      <text:p text:style-name="P1"/>
      <text:p text:style-name="P1">1. Je-li teho dla pola was napominanje w Chrystusu, je-li trošt teje lubosće, je-li dóstatk teho Ducha, je-li wutrobna lubosć a smilnosć; </text:p>
      <text:p text:style-name="P1"/>
      <text:p text:style-name="P4">2. Dha dopjelńće moju wjesełosć, zo byšće runeje mysle byli, runu lubosć a hromadźe jenu wutrobu měli a so na jene zrozumili, ref((St. 1, 27.<text:span text:style-name="T3">))</text:span></text:p>
      <text:p text:style-name="P1"/>
      <text:p text:style-name="P4">3. Tež ničo nječinili zwady abo prózdneje česće dla, ale w ponižnozći so bjez sobu jedyn druheho wyše wažili, dyžli so samych. ref((Gal. 5, 26.<text:span text:style-name="T3">))</text:span></text:p>
      <text:p text:style-name="P1"/>
      <text:p text:style-name="P4">4. A žadyn njehladaj na to swoje; ale kóždy hladaj na to, štož teho druheho je.</text:p>
      <text:p text:style-name="P4"/>
      <text:p text:style-name="P4"><text:span text:style-name="T3">detail((</text:span>Epistola na njedźelu Palmarum.<text:span text:style-name="T3">))</text:span></text:p>
      <text:p text:style-name="P4"/>
      <text:p text:style-name="P1">5. [Kóždy bjez wami budź teje mysle, jako Chrystus Jezus tež běše, </text:p>
      <text:p text:style-name="P1"/>
      <text:p text:style-name="P1">6. Kotryž, hač runje w Božim štalće bě, njedźeržeše wón za rubjenstwo, Bohu runy być; Jan. 1, 1. 2. </text:p>
      <text:p text:style-name="P1">7. Ale wuprózdni so sam a wza wotročkowy štalt na so, bu podobny čłowjekam a na wašnju jako čłowjek namakany; Jez. 42, 1. </text:p>
      <text:p text:style-name="P1">8. Wón ponižowaše so sam a bu posłušny hač do smjerće, haj do smjerće na křižu. sebr. 12, 2. </text:p>
      <text:p text:style-name="P1">9. Teho dla je tež Bóh jeho pře wšo powyšił a je jemu mjeno dał, kotrež pře wšitke mjena je; Hebr. 2, 9. </text:p>
      <text:p text:style-name="P1">10. So bychu so w Jezusowym mjenje poklakowałe wšitke kolena tych, kiž w njebjesach a na zemi a pod zemju su, Jez. 45, 23. Rom. 14, 11. 11, A wšitke jazyki póznałe, zo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6.tif.large.jpg </text:p>
      <text:p text:style-name="P1">%----------------------------------------------------------- </text:p>
      <text:p text:style-name="P1"><text:s/>290 Pawołowe chwalenje Timothea. List (2. 3. zt.) Sakońzka Jezus Chrystus tón Knjez je, k česći Boha teho Wótca.) Jap. zk. 2, 36. 1 Kor. 8, 6. </text:p>
      <text:p text:style-name="P1">12. Teho dla, moji lubi, jako wy přeco sće posłušni byli, nic jeno, hdyž pola was sym był, ale tež nětk wjele bóle, hdyž prečkach wot was sym; čińće, zo byšće wy zbóžni byli, z bojosću a ze rženjom; 1 Pětr. 1, 17. </text:p>
      <text:p text:style-name="P1">13. Přetož Bóh je, kiž wam móžnje dawa to, zo chceće, a to, zo činiće, po tym dobrym zpodobanju. 2 Kor. 3, 5. </text:p>
      <text:p text:style-name="P1">14. Čińće wšitko bjez mórčenja a bjez wuryčowanja, Jan. 6, 43. </text:p>
      <text:p text:style-name="P1">15. So byšće byli bjez poswarka a bjez winy a Bože dźěći, bjez poroka srjedźa złeho a pšewrótneho naroba, bjez kotrymž wy so swěćiće jako swěcy na swěće, St. 1, 10. Mat. 5, 14. Eph. 5, 8. </text:p>
      <text:p text:style-name="P1">16. S tym, zo słowo teho žiwjenja znjeseće, mi k chwalbje na tym dnju Chrystusowym, zo njejsym podarmo běžał ani podarmo dźěłał. 2 Tim. 1, 13. 1 Kor. 9, 26. </text:p>
      <text:p text:style-name="P1">17. Hač pak ja runje woprowany budu na woporje a na swjatej słužbje wašeje wěry, dha so wšak wjeselu a so sobu wjeselu z wami wšitkimi; 2 Tim. 4, 6. </text:p>
      <text:p text:style-name="P1">18. Teho sameho pak maće wy so tež wjeselić a maće so zo mnu zwjeselić. </text:p>
      <text:p text:style-name="P1">19. Nadźiju so pak w tym Knjezu Jezusu, zo Timothea zkoŕo budu k wam pósłać, zo ja tež bych wokšewjeny był, hdyž zhonju, kak z wami steji. Jap. zt. 16, 1. 1 Thes. 3, 2. </text:p>
      <text:p text:style-name="P1">20. Přetož ja nimam žaneho, kiž by tak po mojej mysli runy był a kiž by tak wutrobnje so za was starał; </text:p>
      <text:p text:style-name="P1">21. Přetož wšitcy swoje wěcy pytaju, a nic štož Chrystusa Jezusa je. 1 Kor. 10, 24. </text:p>
      <text:p text:style-name="P1">22. Wot njeho wy pak wěsće, zo je sprawny; přetož runje jako syn nanej, je wón zo mnu słužił na evangeliju. </text:p>
      <text:p text:style-name="P1">23. Teho sameho, kaž so nadźiju, budu ja pósłać na měsće, hdyž sym zhonił, kak zo mnu steji. </text:p>
      <text:p text:style-name="P1">24. Nadźiju so pak w tym Knjezu, skoro přińć budu. t1,323. zo tež ja sam St. 1, </text:p>
      <text:p text:style-name="P1">25. Ja sym pak za nuzne dźeržał, zo bych Epaphrodita, teho bratra, nětk k wam pósłał, kiž mój pomoznik a towarš a waš japoštoł je, kotryž mi słuži w mojej potrěbnosći; St. 4, 18. </text:p>
      <text:p text:style-name="P1">26. Přetož wón tež požadaše was wšitkich widźeć, a běše so jara starał, dokelž wy běšće słyšeli, zo je chory był. St. 1, 8. </text:p>
      <text:p text:style-name="P1">27. A woprawdźe, wón běše na smjerć chory, ale Bóh je so nad nim smilił, nic pak jeno nad nim, ale tež nade mnu, zo bych njeměł zrudźbu na zrudźbu. Jez. 38, 1. </text:p>
      <text:p text:style-name="P1">28. Jeho sym ja teho dla ćim zažo pósłał, zo byšće jeho widźili a zaso so zwjeselili a ja tež teje zrudźby mjenje měł. </text:p>
      <text:p text:style-name="P1">29. Tuž wzmiće jeho horje w tym Knjezu ze wšej wjesołosću a mějće tajkich w česći; Rom. 16, 2. </text:p>
      <text:p text:style-name="P1">30. Přetož teho dźěła Chrystusoweho dla bu wón k smjerći blisko a njeje swojeho žiwjenja kedźbu měł, zo by mi słužił na waše město. 1 Kor. 16, 17. </text:p>
      <text:p text:style-name="P1">3. staw. Wo prawdosći wěry přećiwo falšnym japoštołam. </text:p>
      <text:p text:style-name="P1">1. Dale, moji bratřa, wjeselće so w tym Knjezu! So ja wam přeco jene pišu, mje njemjerzy, was pak to wězćišich čini. St. 4, 4. </text:p>
      <text:p text:style-name="P1">2. Hladajće so tych psow, hladajće so tych złych dźěłaćerjow, hladajće so teho rosrězanja. </text:p>
      <text:p text:style-name="P1">3. Přetož my smy to wobrězanje, kiž my w duchu Bohu słužimy a chwalimy so w Chrystusu Jezusu a njezpušćamy so na ćěło, 5 Mójz. 30, 6.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7.tif.large.jpg </text:p>
      <text:p text:style-name="P1">%----------------------------------------------------------- </text:p>
      <text:p text:style-name="P1"><text:s/>prawdosć. (St. 3. 4.) na Philippizkich. Njebjeske powołanje. 291 </text:p>
      <text:p text:style-name="P1">4. Hač runje ja tež mam, zo bych so ćěła chwalił. Přetož jeli zo so druhemu zda, zo ćěła so chwalić móže, dha wjele wjazy ja móžu, 2 Kor. 11, 18. 22. </text:p>
      <text:p text:style-name="P1">5. Kiž sym wosmy dźeń wobrězany, z roda Israelski, z teje šlachty Benjamina, Hebrejzki z Hebrejzkich, a po zakonju Farizejski; Jap. zk. 23, 6. </text:p>
      <text:p text:style-name="P1">6. Kiž ja po surowozći přesćěhach tu gmejnu a po prawdosći, kotraž je ze zakonja, běch bjez poroka. Jap. zk. 8, 3. </text:p>
      <text:p text:style-name="P1">7. Ale kajkiž mi dobytk z teho běše, to sym ja Chrystusa dla za škodu dźeržał. Mat. 13, 44. </text:p>
      <text:p text:style-name="P1">8. Přetož woprawdźe ja mam wšitko za škodu přećiwo temu jara wulkemu póznaću Chrystusa Jezusa, mojeho Knjeza, kotrehož dla ja wšitko sym za škodu dźeržał a mam jo za howno, zo bych Chrystusa dobył, Jez. 53, 11. </text:p>
      <text:p text:style-name="P1">9. A w nim namakany był, zo nimam moju prawdosć, kotraž z teho zakonja, ale kotraź přez wěru na Chrystusa přińdźe, to je teje prawdosće, kotraž wot Boha tej wěrje budźe pšidźělena; Rom. 3, 21. 22. St. 9, 30. </text:p>
      <text:p text:style-name="P1">10. So bych jeho póznał a tu móc jeho horjestawanja a tón dóstatk jeho ćeŕpjenjow, hdyž jeho smjerći podobny budu. Rom. 6, 3. 4. 5. </text:p>
      <text:p text:style-name="P1">11. Hač bych dóšoł k horjestawanju wot morwych. Epistola na 14. njedźelu po swj. Trojicy. </text:p>
      <text:p text:style-name="P1">12. [Nic jako bych to same hižom zapšijał abo hižom dokonjany był; ja honju pak za tym, hač bych jo zapšijał, jako tež ja wot Chrystusa Jezusa zapšijaty sym. 1 Tim. 6, 12. Jan. 6, 44. St. 12, 32. </text:p>
      <text:p text:style-name="P1">13. Moji bratřa, ja hišće sam so njedźeržu za teho, zo bych to same zapšijał. Jene pak ja praju: Ja zapomnju, štož z posleda je, N. t. a steju swěru za tym, štož z prjódka je; Pz. 45, u. </text:p>
      <text:p text:style-name="P1">14. Ja honju k temu wottyknjenemu kóncu za tym darom, kotryž pokaže to njebjeske powołanje Bože w Chrystusu Jezusu. 1 Kor. 9, 24. 1 Tim. 8, 12. </text:p>
      <text:p text:style-name="P1">15. Teho dla, kak wjele nas je dokonjanych, ći sebi tak myslmy; a jeli zo na něšto hinak mysliće, dha njech to wam Bóh zjewi; 1 Kor. 2, 6. </text:p>
      <text:p text:style-name="P1">16. Wšak pak tak daloko, zo bychmy w tym, štož smy nawukli, po jenej wučbje šli a so na jene zrozumili.) St. 1, 27. St. 2, 2. Rom. 12, 16. St. 15, 5. 1 Kor. 1, 10. 1 Pětr. 3, 8. Epistola na 23. njedźelu po swj. Trojicy. </text:p>
      <text:p text:style-name="P1">17. Čińće po mni, lubi bratřa, a hladajće na tych, kiž tak chodźa, jako nas maće za hekzempel. 1 Kor. 4, 16. </text:p>
      <text:p text:style-name="P1">18. Přetož jich wjele chodźi, wot kotrychž ja wam husto prajił sym, nětk pak tež z płačom praju, ći njepřećeljo teho křiža Chrystusoweho, Mat. 7, 13. </text:p>
      <text:p text:style-name="P1">19. Kotrychž kónc je satamanstwo, kotrymž brjuch za boha je, a jich česć budźe k hanibje, kotřiž sebi na zerizke wěcy mysla. 2 Kor. 11, 15. Rom. 16, 18. </text:p>
      <text:p text:style-name="P1">20. Ale naše měšćanske prawo je w njebjesach, wotsal tež na zbóžnika wočakujemy, teho Knjeza Jezom Chrysta, Hebr. 13, 14. Eph. 2, 6. </text:p>
      <text:p text:style-name="P1">21. Kotryž naše hubjene ćěło přeměnić budźe, zo podobne budźe jeho krasnemu ćěłu, po tej mocy, z kotrejž wón tež wšitke wěcy sebi móže podćisnuć.) 1 Kor. 15, 43. 49. 53. </text:p>
      <text:p text:style-name="P1">4. staw. Wo wobstajnosći a duchomnym wjeselu kšezćijanow; Philippiztich dobrota, Pawołej wopokazana. </text:p>
      <text:p text:style-name="P1">1. Teho dla, moji lubi a požadani bratřa, moja wjesełosć a 19 (100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8.tif.large.jpg </text:p>
      <text:p text:style-name="P1">%----------------------------------------------------------- </text:p>
      <text:p text:style-name="P1"><text:s/>292 Duchowne wjesele. List (4. zt.) Philippizkich dobroćiwosć. moja króna, wobztejće tak w tym Knjezu, wy lubi. 2 Kor. 1, 14. 1 Thes. 2, 10. 20. </text:p>
      <text:p text:style-name="P1">2. Evodiu ja napominam a Syntichu ja napominam, zo byštej wonej w jenej mysli byłej w tym Knjezu; </text:p>
      <text:p text:style-name="P1">3. Haj, tež tebje ja prošu, mój swěrny towaŕšo, stej při nimaj, kotrejž pornjo mi na evangeliju stej so bědźiłej z Klimanom a z tymi druhimi mojimi pomoznikami, kotrychž mjena su w knihach teho žiwjenja. Pz. 69, 30. Zjew. 3, 5. St. 13, 8. St. 17, 8. St. 20, 12. St. 21, 27. 2 Mójz. 32, 32. Dan. 12, 1. Luk. 10, 20. Epistola na 4. njedźelu adwenta. 4 [Wjeselće so w tym Knjezu kóždy čas, a zaso praju ja: wjeselće so! St. 3, 1. </text:p>
      <text:p text:style-name="P1">5. Waša měrnozć budź znajomna wšitkim ludźom. Tón Knjez je blisko. </text:p>
      <text:p text:style-name="P1">6. Njestarajće so wo ničo; ale njech we wšěch wěcach waše próztwy w modlenju a žadanju z dźakowanjom před Bohom zjawne budźa; Mat. 6, 25. 31. Pz. 145, 18. </text:p>
      <text:p text:style-name="P1">7. A tón měr Boži, kotryž wyši je dyžli wšitkón rozum, wobarnuj waše wutroby a waše mysle w Chrystusu Jezusu. </text:p>
      <text:p text:style-name="P1">8. Dale, lubi bratřa, štož wěrne je, štož česne, štož prawe, štož pózćiwe, štož lubozne, štož khwalobne je, je-li někajki počink, je-li někajka chwalba, na to myslće. St. 3, 1: Rom. 12, 17. </text:p>
      <text:p text:style-name="P1">9. Štož wy tež sće nawukli a dóstali a słyšeli a widźili na mni, to čińće: dha budźe tež tón Knjez teho měra z wami. Rom. 15, 33. </text:p>
      <text:p text:style-name="P1">10. Ja sym so pak jara wulcy zawjeselił w tym Knjezu, zo wy so swěru zaso za mnje staraće; jako so prjedy za to ztarali sće, jeno zo sprawneho časa njeměješće. </text:p>
      <text:p text:style-name="P1">11. To pak njepraju, jako by mi nuza była; přetož ja sym nawuknuł, pola kohož sym, sebi dać dosć być; 1 Tim. 6, 6. </text:p>
      <text:p text:style-name="P1">12. A móžu ponižny być, móžu tež wysoki być wšudźom; a we wšěch wěcach sym ja tak rozwučeny, zo móžu syty być a hłoda tradać, zo móžu dosć měć a móžu nuzu ćerpić; </text:p>
      <text:p text:style-name="P1">13. Ja wšitko móžu přez teho, kiž mje posylni, to je přez Chrystusa. </text:p>
      <text:p text:style-name="P1">14. Dha wšak sće wy derje činili, zo sće so po mojej tyšnosći horje brali. </text:p>
      <text:p text:style-name="P1">15. A wy Philippzzy tež wěsće, zo wot spočatka teho ewangelija, hdyž z Mazedonskeje wuńdźech, žana wosada mi ničo njeje wudźěliła po rachnowanju teho wudawanja a branja, chiba wy jeno sami. 2 Kor. 11, 9. </text:p>
      <text:p text:style-name="P1">16. Přetož do Thesaloniki wy junu a potom zaso pósłašće, štož mi potrěbne běše; </text:p>
      <text:p text:style-name="P1">17. Nic zo bych dara pytał; ale ja płoda pytam, zo by tón samy bohaće we wašim rachnowanju był. Luk. 13, 7. 2 Kor. 9, 6. 12. </text:p>
      <text:p text:style-name="P1">18. Přetož ja sym wšitko dóstał a mam bohaće dosć. Ja sym napjelnjeny, jako wot Epaphrodita doztach to, štož mi wot was běše pósłane, słódke wonjenje a Bohu spodobny wopor. </text:p>
      <text:p text:style-name="P1">19. Mój Bóh pak napjelń wšitku wašu potrjebnozć po swojim bohatztwje z krasnosću w Chrystusu Jezusu. </text:p>
      <text:p text:style-name="P1">20. Bohu pak a našemu Wótcu budź česć wot wěčnosće hač do wěčnosće. Hamjeń. 2 Tim. 4, 18. </text:p>
      <text:p text:style-name="P1">21. Poztrorće wšitkich swjatych w Chrystusu Jezusu. Wam dadźa wjele dobreho powjedżźić ći bratřa, kotřiž při mni su. 1 Kor. 16, 20: </text:p>
      <text:p text:style-name="P1">22. Wjele dobreho wam dadźa po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9.tif.large.jpg </text:p>
      <text:p text:style-name="P1">%----------------------------------------------------------- </text:p>
      <text:p text:style-name="P1"><text:s/>Pšisłušn. kšezćanow. (St. 1.) na Kolosejzkich. Chrystusowa 293 wjedźić wšitcy swjeći, wosebnje pak kotřiž su z khěžorzkeho doma. 2 Kor. 13, 12. </text:p>
      <text:p text:style-name="P1">23. Ta hnada našeho Knjeza Jezom Chrysta budź z wami wšitkimi. Hamjeń. List, pisany z Roma a pósłany přez Epaphrodita. List swj. japoštoła Pawoła na Kolosejzkich. Prěni staw. Přez Chrysta zasłužena zbóžnosć so čłowjekam přez słowo zkići. </text:p>
      <text:p text:style-name="P1">1. Pawoł, japoštoł Jezom Chrysta, přez Božu wolu, a bratr Timothej, 2 Kor. 1, 1. </text:p>
      <text:p text:style-name="P1">2. Tym swjatym w Kolosu a wěrnym bratram w Chrystusu: Hnada budź z wami a měr wot Boha, našeho Wótca, a teho Knjeza Jezom Chrysta. </text:p>
      <text:p text:style-name="P1">3. My so dźakujemy Bohu a Wótcu našeho Knjeza Jezom Chrysta a prosymy přeco za was, Rom. 1, 8. </text:p>
      <text:p text:style-name="P1">4. Dokelž smy słyšeli wot wašeje wěry do Chrystusa Jezusa a wot teje lubosće přećiwo wšitkim swjatym, </text:p>
      <text:p text:style-name="P1">5. Teje nadźije dla, kotraž wam je wotpołožena w njebjesach, wot kotrejež sće prjedy słyšeli přez to słowo teje wěrnosće we evangeliju, 1 Pětr. 1, 4. </text:p>
      <text:p text:style-name="P1">6. Kotrež k wam je přišło, jako tež do wšitkeho swěta, a je płódne, jako tež we was wot teho dnja, hdźež sće jo słyšeli a póznali tu hnadu Božu we wěrnosći; Rom. 10, 18. Jan. 15, 16. </text:p>
      <text:p text:style-name="P1">7. Jako wy tež sće nawukli wot Epaphra, našeho lubeho sobuwotročka, kotryž za was je swěrny słužomnik Chrystusowy, St. 4, 12. </text:p>
      <text:p text:style-name="P1">8. Kotryž tež nam je k wědźenju sčinił wašu lubosć w duchu. </text:p>
      <text:p text:style-name="P1">9. Teho dla tež my, wot teho dnja, jako my to słyšeli smy, njepšeztanjemy so k Bohu za was modlić a prosyć, zo byšće napjelnjeni byli z póznaćom jeho wole we wšej duchomnej mudrosći a rozumje; Eph. 1, 15. 16. </text:p>
      <text:p text:style-name="P1">10. So byšće wy doztojnje chodźili temu Knjezej k wšemu zpodobanju a płody přinjesli we wšěm dobrym skutku a pšibjerali na Božim póznaću, Eph. 4, 1. 1 Thes. 2, 12. St. 4, 1. Phil. 1, 27. 1 Kor. 1, 5. </text:p>
      <text:p text:style-name="P1">11. A posylnjeni byli ze wšej mozu po jeho krasnej mocy, ke wšej wobstajnosći a zćeŕpnozći z wjesołosću; Epistola na 3. njedźelu adwenta. </text:p>
      <text:p text:style-name="P1">12. A so dźakowali temu Wótcu, kiž je nas hódnych činił k runemu herbztwu tych swjatych w swětle, </text:p>
      <text:p text:style-name="P1">13. A je nas wutorhnuł wot wyšnozće teje ćěmnosće a nas pšeztajił do teho kralestwa swojeho lubeho Syna, St. 2, 15. </text:p>
      <text:p text:style-name="P1">14. Na kotrymž my mamy to wumoženje přez jeho krej, tych hrěchow wodaće; Eph. 1, 7. Jap. zk. 20, 28. </text:p>
      <text:p text:style-name="P1">15. Kiž je znamjo teho njewidomneho Boha, tón prěninarodźeny přede wšitkimi ztworjenjemi.) Hebr. 1, 3. Kn. mudr. 7, 26. </text:p>
      <text:p text:style-name="P1">16. Přetož přez njeho je wšitko ztworjene, štož na njebjesach a na zemi je, to wědomne a njewidźomne, njech su tróny abo knjejztwa abo fěršćinztwa abo wyšnozće: wšitko je přez njeho a jeho dla ztworjene; Jan. 1, 3. 10. </text:p>
      <text:p text:style-name="P1">17. A wón je prjedy wšitkich wěcow, a wšitko w nim wobzteji; Přisł. 8, 25—27. </text:p>
      <text:p text:style-name="P1">18. A wón je hłowa teho ćěła, to je teje cyrkwje, kiž je započatk a prěninarodźeny wot morwych, tak zo by wón přede wšitkimi wěcami prěni był. 1 Kor. 15, 20. Zjew. 1, 5. 19" 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5T19:10:20.440742243</dc:date>
    <meta:editing-duration>PT15M4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8" meta:paragraph-count="168" meta:word-count="3198" meta:character-count="18504" meta:non-whitespace-character-count="15319"/>
  </office:meta>
</office:document-meta>
</file>